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Numeracion">
      <style:text-properties style:font-name="Arial" fo:font-weight="normal" style:font-weight-asian="normal" style:font-weight-complex="normal"/>
    </style:style>
    <style:style style:name="P7" style:family="paragraph" style:parent-style-name="Standard" style:master-page-name="Standard">
      <style:paragraph-properties fo:text-align="justify" style:justify-single-word="false" style:page-number="1"/>
      <style:text-properties style:font-name="Arial" fo:font-weight="bold" style:font-weight-asian="bold" style:font-weight-complex="bold"/>
    </style:style>
    <style:style style:name="P8" style:family="paragraph" style:parent-style-name="Numeracion" style:list-style-name="L1"/>
    <style:style style:name="P9" style:family="paragraph" style:parent-style-name="Numeracion">
      <style:text-properties style:font-name="Arial" fo:font-weight="normal" style:font-weight-asian="normal" style:font-weight-complex="normal"/>
    </style:style>
    <style:style style:name="P10" style:family="paragraph" style:parent-style-name="Numeracion" style:list-style-name="L1">
      <style:text-properties style:font-name="Arial" fo:font-weight="normal" style:font-weight-asian="normal" style:font-weight-complex="normal"/>
    </style:style>
    <style:style style:name="P11" style:family="paragraph" style:parent-style-name="Numeracion">
      <style:text-properties style:font-name="Arial" fo:font-weight="normal" officeooo:rsid="001fff51" officeooo:paragraph-rsid="001fff51" style:font-weight-asian="normal" style:font-weight-complex="normal"/>
    </style:style>
    <style:style style:name="P12" style:family="paragraph" style:parent-style-name="Numeracion">
      <style:text-properties style:font-name="Arial" fo:font-weight="normal" officeooo:rsid="0021462c" officeooo:paragraph-rsid="0021462c" style:font-weight-asian="normal" style:font-weight-complex="normal"/>
    </style:style>
    <style:style style:name="P13" style:family="paragraph" style:parent-style-name="Numeracion" style:list-style-name="L1">
      <style:text-properties style:font-name="Arial" fo:font-weight="normal" officeooo:rsid="0021462c" officeooo:paragraph-rsid="0021462c" style:font-weight-asian="normal" style:font-weight-complex="normal"/>
    </style:style>
    <style:style style:name="P14" style:family="paragraph" style:parent-style-name="Numeracion">
      <style:text-properties style:font-name="Arial" fo:font-weight="normal" officeooo:rsid="00214c51" officeooo:paragraph-rsid="00214c51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1ea2ab" style:font-weight-asian="normal" style:font-weight-complex="normal"/>
    </style:style>
    <style:style style:name="T4" style:family="text">
      <style:text-properties officeooo:rsid="001db0c1"/>
    </style:style>
    <style:style style:name="T5" style:family="text">
      <style:text-properties officeooo:rsid="001fff51"/>
    </style:style>
    <style:style style:name="T6" style:family="text">
      <style:text-properties officeooo:rsid="002146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>EXPECTATIVAS DEL ALUMNO/A</text:p>
      <text:p text:style-name="P4"/>
      <text:p text:style-name="P4"/>
      <text:p text:style-name="P5">Por favor, responde a las siguientes cuestiones:</text:p>
      <text:p text:style-name="P5"/>
      <text:p text:style-name="P5"/>
      <text:p text:style-name="P5"/>
      <text:list xml:id="list772557034" text:style-name="L1">
        <text:list-item>
          <text:p text:style-name="P10">¿Por qué has elegido cursar este ciclo formativo?</text:p>
        </text:list-item>
      </text:list>
      <text:p text:style-name="P6"><text:tab/><text:span text:style-name="T5">Siempre me ha interesado el mundo de la informatica y programar</text:span></text:p>
      <text:list xml:id="list103959332067581" text:continue-numbering="true" text:style-name="L1">
        <text:list-item>
          <text:p text:style-name="P10">¿De qué te gustaría trabajar cuando lo termines? </text:p>
        </text:list-item>
      </text:list>
      <text:p text:style-name="P6"><text:tab/><text:tab/><text:span text:style-name="T5">No estoy seguro del todo a que sector quiero dedicarme, espero que durante este curso las dudas se resuelvan.</text:span></text:p>
      <text:list xml:id="list103958742774474" text:continue-numbering="true" text:style-name="L1">
        <text:list-item>
          <text:p text:style-name="P10">¿Piensas seguir estudiando cuando lo termines?</text:p>
        </text:list-item>
      </text:list>
      <text:p text:style-name="P11">No, mi <text:span text:style-name="T6">intención</text:span> es entrar al mundo laboral</text:p>
      <text:list xml:id="list103958895651980" text:continue-numbering="true" text:style-name="L1">
        <text:list-item>
          <text:p text:style-name="P8"><text:span text:style-name="T2">¿Qué esperas aprender a hacer en est</text:span><text:span text:style-name="T3">e </text:span><text:span text:style-name="T2">módulo?</text:span></text:p>
        </text:list-item>
      </text:list>
      <text:p text:style-name="P12">Lo que aporta un informático a una empresa</text:p>
      <text:list xml:id="list103957443092502" text:continue-numbering="true" text:style-name="L1">
        <text:list-item>
          <text:p text:style-name="P10">¿Qué contenidos te gustaría estudiar en este módulo?</text:p>
        </text:list-item>
      </text:list>
      <text:p text:style-name="P14">Lo comentado anteriormente, como se gestiona una empresa, como los informáticos son los responsables de muchos apartados importantes en la economía de la empresa. </text:p>
      <text:list xml:id="list103958302055010" text:continue-numbering="true" text:style-name="L1">
        <text:list-item>
          <text:p text:style-name="P10">¿Para qué crees que te servir<text:span text:style-name="T4">á</text:span> aprender estos contenidos?</text:p>
          <text:p text:style-name="P13">Para mejorar personalmente y ser un buen profesional del sect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6.0.7.3$Linux_X86_64 LibreOffice_project/00m0$Build-3</meta:generator>
    <meta:editing-duration>PT53M10S</meta:editing-duration>
    <meta:editing-cycles>22</meta:editing-cycles>
    <meta:initial-creator>Juanvi </meta:initial-creator>
    <dc:date>2020-09-14T10:39:57.226637905</dc:date>
    <meta:document-statistic meta:table-count="0" meta:image-count="0" meta:object-count="0" meta:page-count="1" meta:paragraph-count="16" meta:word-count="152" meta:character-count="932" meta:non-whitespace-character-count="792"/>
  </office:meta>
</office:document-meta>
</file>